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pitch="variable" style:font-charset="x-symbol"/>
    <style:font-face style:name="OpenSymbol1"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P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font-size-asian="11pt" style:font-size-complex="11pt"/>
    </style:style>
    <style:style style:name="P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2e5bde" style:font-size-asian="11pt" style:font-size-complex="11pt"/>
    </style:style>
    <style:style style:name="P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563482" style:font-size-asian="11pt" style:font-size-complex="11pt"/>
    </style:style>
    <style:style style:name="P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2e5bde" style:font-size-asian="11pt" style:font-size-complex="11pt"/>
    </style:style>
    <style:style style:name="P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571a60" style:font-size-asian="11pt" style:font-size-complex="11pt"/>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0.7602in"/>
        </style:tab-stops>
      </style:paragraph-properties>
      <style:text-properties style:font-name="DejaVu Sans1" fo:font-size="11pt" officeooo:rsid="005298dd" officeooo:paragraph-rsid="00563482" style:font-size-asian="11pt" style:font-size-complex="11pt"/>
    </style:style>
    <style:style style:name="P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30625" officeooo:paragraph-rsid="00563482" style:font-size-asian="11pt" style:font-size-complex="11pt"/>
    </style:style>
    <style:style style:name="P1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37933f" officeooo:paragraph-rsid="0062f869" style:font-size-asian="11pt" style:font-weight-asian="normal" style:font-size-complex="11pt" style:font-weight-complex="normal"/>
    </style:style>
    <style:style style:name="P11"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1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3cf61c" officeooo:paragraph-rsid="0062f869" style:font-size-asian="11pt" style:font-weight-asian="normal" style:font-size-complex="11pt" style:font-weight-complex="normal"/>
    </style:style>
    <style:style style:name="P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58b0d0" officeooo:paragraph-rsid="0062f869" style:font-size-asian="11pt" style:font-weight-asian="normal" style:font-size-complex="11pt" style:font-weight-complex="normal"/>
    </style:style>
    <style:style style:name="P1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dffc1" officeooo:paragraph-rsid="0062f869" style:font-size-asian="11pt" style:font-weight-asian="normal" style:font-size-complex="11pt" style:font-weight-complex="normal"/>
    </style:style>
    <style:style style:name="P1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44c3de" officeooo:paragraph-rsid="0062f869" style:font-size-asian="11pt" style:font-weight-asian="normal" style:font-size-complex="11pt" style:font-weight-complex="normal"/>
    </style:style>
    <style:style style:name="P1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fb591" officeooo:paragraph-rsid="0062f869" style:font-size-asian="11pt" style:font-weight-asian="normal" style:font-size-complex="11pt" style:font-weight-complex="normal"/>
    </style:style>
    <style:style style:name="P1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style:text-underline-style="solid" style:text-underline-width="auto" style:text-underline-color="font-color" fo:font-weight="normal" officeooo:rsid="003a1a90" officeooo:paragraph-rsid="0062f869" style:font-size-asian="11pt" style:font-weight-asian="normal" style:font-size-complex="11pt" style:font-weight-complex="normal"/>
    </style:style>
    <style:style style:name="P1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text-underline-style="solid" style:text-underline-width="auto" style:text-underline-color="font-color" fo:font-weight="normal" officeooo:rsid="005797b6" officeooo:paragraph-rsid="0062f869" style:font-size-asian="11pt" style:font-weight-asian="normal" style:font-size-complex="11pt" style:font-weight-complex="normal"/>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text-underline-style="solid" style:text-underline-width="auto" style:text-underline-color="font-color" fo:font-weight="normal" officeooo:rsid="0044c3de" officeooo:paragraph-rsid="0062f869" style:font-size-asian="11pt" style:font-weight-asian="normal" style:font-size-complex="11pt" style:font-weight-complex="normal"/>
    </style:style>
    <style:style style:name="P2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officeooo:rsid="000fdc47" officeooo:paragraph-rsid="0062f869" style:font-size-asian="12pt" style:font-weight-asian="bold" style:font-size-complex="12pt" style:font-weight-complex="bold"/>
    </style:style>
    <style:style style:name="P22"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style:font-size-asian="12pt" style:font-weight-asian="bold" style:font-size-complex="12pt" style:font-weight-complex="bold"/>
    </style:style>
    <style:style style:name="P23"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style:font-size-asian="12pt" style:font-weight-asian="bold" style:font-size-complex="12pt" style:font-weight-complex="bold"/>
    </style:style>
    <style:style style:name="P24"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194f4c" officeooo:paragraph-rsid="00563482" style:font-size-asian="12pt" style:font-weight-asian="bold" style:font-size-complex="12pt" style:font-weight-complex="bold"/>
    </style:style>
    <style:style style:name="P2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officeooo:rsid="0013a4e2" officeooo:paragraph-rsid="0013a4e2" style:font-size-asian="10.5pt" style:font-weight-asian="bold" style:font-size-complex="12pt" style:font-weight-complex="bold"/>
    </style:style>
    <style:style style:name="P26"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5797b6" officeooo:paragraph-rsid="0062f869" style:font-size-asian="10.5pt" style:font-weight-asian="bold" style:font-size-complex="12pt" style:font-weight-complex="bold"/>
    </style:style>
    <style:style style:name="P27" style:family="paragraph" style:parent-style-name="Text_20_body" style:master-page-name="First_20_Page">
      <style:paragraph-properties fo:margin-left="0in" fo:margin-right="0in" fo:margin-top="0in" fo:margin-bottom="0in" style:contextual-spacing="false" fo:line-height="150%" fo:text-indent="0in" style:auto-text-indent="false" style:page-number="auto" style:shadow="none"/>
      <style:text-properties style:font-name="DejaVu Sans1" fo:font-size="16pt" fo:font-weight="bold" style:font-size-asian="16pt" style:font-weight-asian="bold" style:font-size-complex="16pt" style:font-weight-complex="bold"/>
    </style:style>
    <style:style style:name="P28"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paragraph-rsid="007054fc" style:font-size-asian="11pt" style:font-size-complex="11pt"/>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font-size-asian="11pt" style:font-size-complex="11pt"/>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793587" style:font-size-asian="11pt" style:font-size-complex="11pt"/>
    </style:style>
    <style:style style:name="P31" style:family="paragraph" style:parent-style-name="Text_20_body" style:list-style-name="WWNum4"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ext-properties style:font-name="DejaVu Sans1" fo:font-size="11pt" officeooo:paragraph-rsid="00126cac" style:font-size-asian="11pt" style:font-size-complex="11pt"/>
    </style:style>
    <style:style style:name="P32"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font-size-asian="11pt" style:font-size-complex="11pt"/>
    </style:style>
    <style:style style:name="P33" style:family="paragraph" style:parent-style-name="Text_20_body">
      <style:paragraph-properties fo:margin-left="0in" fo:margin-right="0in" fo:margin-top="0in" fo:margin-bottom="0in" style:contextual-spacing="false" fo:line-height="150%" fo:text-indent="0in" style:auto-text-indent="false" style:shadow="none">
        <style:tab-stops>
          <style:tab-stop style:position="0.3752in"/>
          <style:tab-stop style:position="2in"/>
        </style:tab-stops>
      </style:paragraph-properties>
      <style:text-properties style:font-name="DejaVu Sans1" fo:font-size="11pt" officeooo:paragraph-rsid="006e90b0" style:font-size-asian="11pt" style:font-size-complex="11pt"/>
    </style:style>
    <style:style style:name="P3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7054fc" style:font-size-asian="11pt" style:font-size-complex="11pt"/>
    </style:style>
    <style:style style:name="P3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74b33a" style:font-size-asian="11pt" style:font-size-complex="11pt"/>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284a2" officeooo:paragraph-rsid="007284a2" style:font-size-asian="11pt" style:font-size-complex="11pt"/>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482ef" officeooo:paragraph-rsid="007482ef" style:font-size-asian="11pt" style:font-size-complex="11pt"/>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482ef" officeooo:paragraph-rsid="00793587" style:font-size-asian="11pt" style:font-size-complex="11pt"/>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7482ef" style:font-size-asian="11pt" style:font-size-complex="11pt"/>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793587" style:font-size-asian="11pt" style:font-size-complex="11pt"/>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5049bf" officeooo:paragraph-rsid="007482ef" style:font-size-asian="11pt" style:font-size-complex="11pt"/>
    </style:style>
    <style:style style:name="P42"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573991" style:font-size-asian="11pt" style:font-size-complex="11pt"/>
    </style:style>
    <style:style style:name="P4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74b33a" style:font-size-asian="11pt" style:font-size-complex="11pt"/>
    </style:style>
    <style:style style:name="P4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74b33a" officeooo:paragraph-rsid="0074b33a" style:font-size-asian="11pt" style:font-size-complex="11pt"/>
    </style:style>
    <style:style style:name="P4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bold" officeooo:rsid="0036ef9e" officeooo:paragraph-rsid="0036ef9e" style:font-size-asian="11pt" style:font-weight-asian="bold" style:font-size-complex="11pt" style:font-weight-complex="bold"/>
    </style:style>
    <style:style style:name="P46"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reak-before="page" fo:background-color="transparent" style:shadow="none" style:writing-mode="lr-tb">
        <style:tab-stops>
          <style:tab-stop style:position="0.25in"/>
        </style:tab-stops>
      </style:paragraph-properties>
      <style:text-properties style:font-name="DejaVu Sans1" fo:font-size="11pt" fo:font-weight="bold" officeooo:rsid="003cf61c" officeooo:paragraph-rsid="0062f869" style:font-size-asian="11pt" style:font-weight-asian="bold" style:font-size-complex="11pt" style:font-weight-complex="bold"/>
    </style:style>
    <style:style style:name="P47"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1pt" fo:font-weight="bold" officeooo:rsid="0074b33a" officeooo:paragraph-rsid="0074b33a" style:font-size-asian="11pt" style:font-weight-asian="bold" style:font-size-complex="11pt" style:font-weight-complex="bold"/>
    </style:style>
    <style:style style:name="P4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13a4e2" officeooo:paragraph-rsid="0071be28" style:font-size-asian="9.60000038146973pt" style:font-weight-asian="normal" style:font-size-complex="11pt" style:font-weight-complex="normal"/>
    </style:style>
    <style:style style:name="P49"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071be28" officeooo:paragraph-rsid="0071be28" style:font-size-asian="11pt" style:font-weight-asian="normal" style:font-size-complex="11pt" style:font-weight-complex="normal"/>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1be28" officeooo:paragraph-rsid="0071be28" style:font-size-asian="11pt" style:font-weight-asian="normal" style:font-size-complex="11pt" style:font-weight-complex="normal"/>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1be28" officeooo:paragraph-rsid="00731db9" style:font-size-asian="11pt" style:font-weight-asian="normal" style:font-size-complex="11pt" style:font-weight-complex="normal"/>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text-underline-style="solid" style:text-underline-width="auto" style:text-underline-color="font-color" fo:font-weight="normal" officeooo:rsid="00731db9" officeooo:paragraph-rsid="00731db9" style:font-size-asian="11pt" style:font-weight-asian="normal" style:font-size-complex="11pt" style:font-weight-complex="normal"/>
    </style:style>
    <style:style style:name="P5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text-underline-style="solid" style:text-underline-width="auto" style:text-underline-color="font-color" officeooo:rsid="0074b33a" officeooo:paragraph-rsid="0074b33a" style:font-size-asian="11pt" style:font-size-complex="11pt"/>
    </style:style>
    <style:style style:name="P54" style:family="paragraph" style:parent-style-name="Text_20_body" style:list-style-name="L3"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officeooo:paragraph-rsid="0074b33a"/>
    </style:style>
    <style:style style:name="P55" style:family="paragraph" style:parent-style-name="Text_20_body" style:list-style-name="L3">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officeooo:paragraph-rsid="0074b33a"/>
    </style:style>
    <style:style style:name="T1" style:family="text">
      <style:text-properties fo:font-size="8pt" style:font-size-asian="8pt"/>
    </style:style>
    <style:style style:name="T2" style:family="text">
      <style:text-properties fo:font-size="8pt" officeooo:rsid="006bd790" style:font-size-asian="8pt"/>
    </style:style>
    <style:style style:name="T3" style:family="text">
      <style:text-properties fo:color="#808080" loext:opacity="100%" style:font-name="DejaVu Sans1" fo:font-size="8pt" style:text-underline-style="none" officeooo:rsid="0020bc93" style:font-size-asian="8pt" style:font-size-complex="8pt"/>
    </style:style>
    <style:style style:name="T4" style:family="text">
      <style:text-properties fo:color="#808080" loext:opacity="100%" style:font-name="DejaVu Sans1" fo:font-size="8pt" style:text-underline-style="none" officeooo:rsid="003029c4" style:font-size-asian="8pt" style:font-size-complex="8pt"/>
    </style:style>
    <style:style style:name="T5" style:family="text">
      <style:text-properties fo:color="#808080" loext:opacity="100%" style:font-name="DejaVu Sans1" fo:font-size="8pt" style:text-underline-style="none" officeooo:rsid="00699413" style:font-size-asian="8pt" style:font-size-complex="8pt"/>
    </style:style>
    <style:style style:name="T6" style:family="text">
      <style:text-properties fo:color="#808080" loext:opacity="100%" style:font-name="DejaVu Sans1" fo:font-size="8pt" style:text-underline-style="none" officeooo:rsid="006bd790" style:font-size-asian="8pt" style:font-size-complex="8pt"/>
    </style:style>
    <style:style style:name="T7" style:family="text">
      <style:text-properties officeooo:rsid="000fdc47"/>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officeooo:rsid="005d8d92"/>
    </style:style>
    <style:style style:name="T11" style:family="text">
      <style:text-properties officeooo:rsid="00291f41"/>
    </style:style>
    <style:style style:name="T12" style:family="text">
      <style:text-properties officeooo:rsid="002b1831"/>
    </style:style>
    <style:style style:name="T13" style:family="text">
      <style:text-properties officeooo:rsid="002ca629"/>
    </style:style>
    <style:style style:name="T14" style:family="text">
      <style:text-properties officeooo:rsid="002ced2f"/>
    </style:style>
    <style:style style:name="T15" style:family="text">
      <style:text-properties officeooo:rsid="00330625"/>
    </style:style>
    <style:style style:name="T16" style:family="text">
      <style:text-properties officeooo:rsid="0033d896"/>
    </style:style>
    <style:style style:name="T17" style:family="text">
      <style:text-properties officeooo:rsid="0036ef9e"/>
    </style:style>
    <style:style style:name="T18" style:family="text">
      <style:text-properties officeooo:rsid="0037d5f3"/>
    </style:style>
    <style:style style:name="T19" style:family="text">
      <style:text-properties officeooo:rsid="00151fb8"/>
    </style:style>
    <style:style style:name="T20" style:family="text">
      <style:text-properties officeooo:rsid="003a594e"/>
    </style:style>
    <style:style style:name="T21" style:family="text">
      <style:text-properties officeooo:rsid="0040ccc9"/>
    </style:style>
    <style:style style:name="T22" style:family="text">
      <style:text-properties officeooo:rsid="00427b2e"/>
    </style:style>
    <style:style style:name="T23" style:family="text">
      <style:text-properties officeooo:rsid="004a7495"/>
    </style:style>
    <style:style style:name="T24" style:family="text">
      <style:text-properties fo:font-weight="bold" style:font-weight-asian="bold" style:font-weight-complex="bold"/>
    </style:style>
    <style:style style:name="T25" style:family="text">
      <style:text-properties style:font-name="DejaVu Sans"/>
    </style:style>
    <style:style style:name="T26" style:family="text">
      <style:text-properties style:font-name="DejaVu Sans" officeooo:rsid="004a7495"/>
    </style:style>
    <style:style style:name="T27" style:family="text">
      <style:text-properties style:font-name="DejaVu Sans" officeooo:rsid="005447d6"/>
    </style:style>
    <style:style style:name="T28" style:family="text">
      <style:text-properties style:font-name="DejaVu Sans" officeooo:rsid="00556281"/>
    </style:style>
    <style:style style:name="T29" style:family="text">
      <style:text-properties style:font-name="DejaVu Sans" officeooo:rsid="00649cc3"/>
    </style:style>
    <style:style style:name="T30" style:family="text">
      <style:text-properties officeooo:rsid="005205d3"/>
    </style:style>
    <style:style style:name="T31" style:family="text">
      <style:text-properties officeooo:rsid="005298dd"/>
    </style:style>
    <style:style style:name="T32" style:family="text">
      <style:text-properties officeooo:rsid="005599f5"/>
    </style:style>
    <style:style style:name="T33" style:family="text">
      <style:text-properties fo:font-weight="normal" style:font-weight-asian="normal" style:font-weight-complex="normal"/>
    </style:style>
    <style:style style:name="T34" style:family="text">
      <style:text-properties fo:font-weight="normal" officeooo:rsid="00330625" style:font-weight-asian="normal" style:font-weight-complex="normal"/>
    </style:style>
    <style:style style:name="T35" style:family="text">
      <style:text-properties fo:font-weight="normal" officeooo:rsid="0033d896" style:font-weight-asian="normal" style:font-weight-complex="normal"/>
    </style:style>
    <style:style style:name="T36" style:family="text">
      <style:text-properties officeooo:rsid="00573991"/>
    </style:style>
    <style:style style:name="T37" style:family="text">
      <style:text-properties officeooo:rsid="00579363"/>
    </style:style>
    <style:style style:name="T38" style:family="text">
      <style:text-properties officeooo:rsid="005797b6"/>
    </style:style>
    <style:style style:name="T39" style:family="text">
      <style:text-properties officeooo:rsid="005a848f"/>
    </style:style>
    <style:style style:name="T40" style:family="text">
      <style:text-properties officeooo:rsid="005b9a15"/>
    </style:style>
    <style:style style:name="T41" style:family="text">
      <style:text-properties officeooo:rsid="005d8d92"/>
    </style:style>
    <style:style style:name="T42" style:family="text">
      <style:text-properties officeooo:rsid="005dffc1"/>
    </style:style>
    <style:style style:name="T43" style:family="text">
      <style:text-properties officeooo:rsid="00652925"/>
    </style:style>
    <style:style style:name="T44" style:family="text">
      <style:text-properties officeooo:rsid="0065f7b6"/>
    </style:style>
    <style:style style:name="T45" style:family="text">
      <style:text-properties fo:font-style="italic" style:font-style-asian="italic" style:font-style-complex="italic"/>
    </style:style>
    <style:style style:name="T46" style:family="text">
      <style:text-properties fo:font-style="italic" officeooo:rsid="000fdc47" style:font-style-asian="italic" style:font-style-complex="italic"/>
    </style:style>
    <style:style style:name="T47" style:family="text">
      <style:text-properties officeooo:rsid="006e90b0"/>
    </style:style>
    <style:style style:name="T48" style:family="text">
      <style:text-properties officeooo:rsid="007054fc"/>
    </style:style>
    <style:style style:name="T49" style:family="text">
      <style:text-properties style:font-name="DejaVu Sans1" fo:font-size="11pt" officeooo:rsid="0074b33a" style:font-size-asian="11pt" style:font-size-complex="11pt"/>
    </style:style>
    <style:style style:name="T50" style:family="text">
      <style:text-properties style:font-name="DejaVu Sans1" fo:font-size="11pt" officeooo:rsid="005049bf" style:font-size-asian="11pt" style:font-size-complex="11pt"/>
    </style:style>
    <style:style style:name="T51" style:family="text">
      <style:text-properties officeooo:rsid="003a594e" style:font-size-asian="11pt"/>
    </style:style>
    <style:style style:name="T52" style:family="text">
      <style:text-properties officeooo:rsid="0071be28"/>
    </style:style>
    <style:style style:name="T53" style:family="text">
      <style:text-properties officeooo:rsid="00731db9"/>
    </style:style>
    <style:style style:name="T54" style:family="text">
      <style:text-properties officeooo:rsid="006141fc"/>
    </style:style>
    <style:style style:name="T55" style:family="text">
      <style:text-properties officeooo:rsid="007482ef"/>
    </style:style>
    <style:style style:name="T56" style:family="text">
      <style:text-properties officeooo:rsid="0074b33a"/>
    </style:style>
    <style:style style:name="T57" style:family="text">
      <style:text-properties officeooo:rsid="00764d56"/>
    </style:style>
    <style:style style:name="T58" style:family="text">
      <style:text-properties officeooo:rsid="00781140"/>
    </style:style>
    <style:style style:name="T59" style:family="text">
      <style:text-properties officeooo:rsid="007b2906"/>
    </style:style>
    <style:style style:name="T60" style:family="text">
      <style:text-properties officeooo:rsid="007b94f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Just in Time</text:p>
      <text:p text:style-name="P3"><text:span text:style-name="T45">Presentville's laboratory created a tear in space-time, trapping the city in a destructive vortex somewhere outside of reality. The players must work together, </text:span><text:span text:style-name="T46">traveling</text:span><text:span text:style-name="T45"> through time and </text:span><text:span text:style-name="T46">place</text:span><text:span text:style-name="T45">, to realign their recent history before it, and they, cease to exist.</text:span></text:p>
      <text:p text:style-name="P3"/>
      <text:p text:style-name="P3">Just in Time is a real-time cooperative abstract on time-travel for 1-4 players. Players take actions as quickly or slowly as they wish, taking their turns independently of one another. The players all win or lose as a team depending on whether they are able to successfully stabilize space-time.</text:p>
      <text:p text:style-name="P3"/>
      <text:p text:style-name="P22">Components</text:p>
      <text:p text:style-name="P33">1<text:tab/>Game board<text:line-break/>12<text:tab/><text:span text:style-name="T47">Construction</text:span> tokens<text:line-break/><text:span text:style-name="T47">36</text:span><text:tab/>Time tokens<text:tab/>– <text:span text:style-name="T47">6</text:span> each of 6 colors <text:span text:style-name="T14">and double-sided blank / marked</text:span></text:p>
      <text:p text:style-name="P33"><text:span text:style-name="T47">6<text:tab/>Goal tokens</text:span></text:p>
      <text:p text:style-name="P33"><text:span text:style-name="T47">6<text:tab/>Damage tokens</text:span><text:line-break/><text:span text:style-name="T11">12</text:span><text:tab/>Player meeples<text:tab/>– 2 each of <text:span text:style-name="T11">6</text:span> colors<text:line-break/><text:span text:style-name="T11">108</text:span><text:tab/>Player cards<text:tab/>– <text:span text:style-name="T11">6</text:span><text:span text:style-name="T7"> decks of 18</text:span> cards</text:p>
      <text:p text:style-name="P3"/>
      <text:p text:style-name="P22">Overview</text:p>
      <text:p text:style-name="P3">Throughout the game each player controls 2 meeples: 1 on the <text:span text:style-name="T12">place</text:span> spaces representing where they exist and 1 on the time spaces representing when they exist.</text:p>
      <text:p text:style-name="P3"/>
      <text:p text:style-name="P34">The game is played over <text:span text:style-name="T48">1 or 2</text:span> rounds. For each round there are specific <text:span text:style-name="T12">places and times</text:span> that must be <text:span text:style-name="T12">aligned</text:span> to proceed. Players activate actions on their cards and <text:span text:style-name="T12">constructs</text:span> to move about the board and alter tokens until <text:span text:style-name="T12">the required alignments are complete</text:span>.</text:p>
      <text:p text:style-name="P34"/>
      <text:p text:style-name="P34">Players must <text:span text:style-name="T12">successfully </text:span>complete <text:span text:style-name="T48">each round</text:span> in order to win.</text:p>
      <text:p text:style-name="P28">The players lose if all player cards are spent without completing the <text:span text:style-name="T13">round.</text:span></text:p>
      <text:list xml:id="list1292821275" text:style-name="WWNum4">
        <text:list-header>
          <text:p text:style-name="P31"/>
        </text:list-header>
      </text:list>
      <text:p text:style-name="P25"/>
      <text:p text:style-name="P24">Game Play</text:p>
      <text:p text:style-name="P5">Time has looped back on itself, meaning that a player's distant future is also <text:span text:style-name="T31">their</text:span> past. The <text:span text:style-name="T15">time space</text:span> a player’s meeple sits on is their present time. The <text:span text:style-name="T15">2</text:span> time spaces counter-clockwise from that time are in their past and the remaining <text:span text:style-name="T15">3</text:span> <text:span text:style-name="T31">time </text:span>spaces are in their future.</text:p>
      <text:p text:style-name="P5"/>
      <text:p text:style-name="P5"><text:span text:style-name="T32">Time-meeples control when a player exists however only their place-meeple is able to take actions. </text:span><text:span text:style-name="T31">Most actions require a card or token to exist for the player </text:span><text:span text:style-name="T32">in order to be affected:</text:span></text:p>
      <text:p text:style-name="P8"><text:span text:style-name="T28">C</text:span><text:span text:style-name="T25">ards<text:tab/></text:span><text:span text:style-name="T26">» </text:span><text:span text:style-name="T25">must be physically located </text:span><text:span text:style-name="T27">o</text:span><text:span text:style-name="T25">n </text:span><text:span text:style-name="T27">a</text:span><text:span text:style-name="T25"> time-space in the player’s past or present</text:span></text:p>
      <text:p text:style-name="P8"><text:span text:style-name="T28">T</text:span><text:span text:style-name="T25">okens<text:tab/></text:span><text:span text:style-name="T26">» </text:span><text:span text:style-name="T25">must match color with 1 of the player’s past or present time-spaces</text:span></text:p>
      <text:p text:style-name="P5"/>
      <text:p text:style-name="P5">At the start of each round 3 goal tokens will be revealed that represent part of the timeline that has become unstable. Another 3 goal tokens will be revealed for <text:span text:style-name="T15">places</text:span>, representing the same.</text:p>
      <text:p text:style-name="P5"/>
      <text:p text:style-name="P9">Time tokens on the board will be flipped throughout the game to their marked side. Marked tokens do not count toward completing the current round. They can however be repaired to their blank side through player actions.</text:p>
      <text:p text:style-name="P5"/>
      <text:p text:style-name="P5">In order to complete the round, players must change the tokens on the time-s<text:span text:style-name="T15">paces</text:span> matching the goal tokens to contain the <text:span text:style-name="T15">place</text:span> goal token colors <text:span text:style-name="T32">and</text:span> change the tokens on the <text:span text:style-name="T15">place-spaces</text:span> to match the time goal token colors.</text:p>
      <text:p text:style-name="P5"/>
      <text:p text:style-name="P5"><text:span text:style-name="T9">Example</text:span><text:span text:style-name="T24"><text:line-break/></text:span><text:span text:style-name="T33">Goal board contains yellow, purple and orange tokens on the </text:span><text:span text:style-name="T34">place</text:span><text:span text:style-name="T33"> spaces while blue, </text:span><text:span text:style-name="T34">green</text:span><text:span text:style-name="T33"> and red are on the time spaces. To complete the round the game board must contain yellow, purple and orange tokens on the blue, </text:span><text:span text:style-name="T34">green</text:span><text:span text:style-name="T33"> and red time spaces as well as blue, </text:span><text:span text:style-name="T34">green</text:span><text:span text:style-name="T33"> and red tokens on the yellow, purple and orange </text:span><text:span text:style-name="T34">place</text:span><text:span text:style-name="T33"> spaces. </text:span><text:span text:style-name="T35">Each of these tokens must be blank-side up.</text:span></text:p>
      <text:p text:style-name="P26">Actions</text:p>
      <text:p text:style-name="P48">Cards <text:span text:style-name="T38">are either played to activate their primary or secondary action, or discarded to pay the cost of another card’s action. </text:span><text:span text:style-name="T51">Any time a player has less than 5 cards in their hand they draw cards from their deck until back to 5 cards or as many as possible should their deck run out.</text:span></text:p>
      <text:p text:style-name="P21"/>
      <text:p text:style-name="P19">Card Actions</text:p>
      <text:p text:style-name="P10">To activ<text:span text:style-name="T20">ate</text:span> an action on a card in a player’s hand they first place the card on the table in front of themselves and then discard either 1 card to activate the card’s <text:span text:style-name="T20">primary</text:span> action or they discard 2 cards to active the card’s <text:span text:style-name="T20">secondary</text:span> action.</text:p>
      <text:p text:style-name="P10"/>
      <text:p text:style-name="P10">After discarding the player then resolves the action <text:span text:style-name="T20">and</text:span> discards the card <text:span text:style-name="T22">itself:</text:span></text:p>
      <text:p text:style-name="P11"/>
      <text:p text:style-name="P18">Move</text:p>
      <text:p text:style-name="P12"><text:span text:style-name="T21">M</text:span>ove your place-meeple to an adjacent place space.</text:p>
      <text:p text:style-name="P12">Move your time-meeple to an adjacent time space.</text:p>
      <text:p text:style-name="P12"/>
      <text:p text:style-name="P18">Flip</text:p>
      <text:p text:style-name="P12"><text:span text:style-name="T19">Flip a token on </text:span><text:span text:style-name="T40">the player’s</text:span><text:span text:style-name="T19"> </text:span><text:span text:style-name="T18">place-</text:span><text:span text:style-name="T40">meeple </text:span><text:span text:style-name="T19">space </text:span><text:span text:style-name="T18">to blank-side up.</text:span></text:p>
      <text:p text:style-name="P12"><text:span text:style-name="T19">Flip a token on </text:span><text:span text:style-name="T40">the player’s</text:span><text:span text:style-name="T19"> time-</text:span><text:span text:style-name="T40">meeple </text:span><text:span text:style-name="T19">space </text:span><text:span text:style-name="T18">to blank-side up.</text:span></text:p>
      <text:p text:style-name="P14"/>
      <text:p text:style-name="P14">The token must match color with one of the player’s past or present time-spaces.</text:p>
      <text:p text:style-name="P12"/>
      <text:p text:style-name="P18">Swap</text:p>
      <text:p text:style-name="P12"><text:span text:style-name="T18">Swap</text:span><text:span text:style-name="T19"> a token </text:span>from the player’s <text:span text:style-name="T8">place-</text:span><text:span text:style-name="T10">meeple </text:span><text:span text:style-name="T8">space</text:span> with a token from their time-<text:span text:style-name="T41">meeple </text:span>space.</text:p>
      <text:p text:style-name="P12"><text:span text:style-name="T18">Swap</text:span><text:span text:style-name="T19"> a token </text:span>from the player’s <text:span text:style-name="T8">time-</text:span><text:span text:style-name="T10">meeple </text:span><text:span text:style-name="T8">space</text:span> with a token from their place-<text:span text:style-name="T41">meeple </text:span>space.</text:p>
      <text:p text:style-name="P12"/>
      <text:p text:style-name="P14">The originating token <text:span text:style-name="T39">(underlined)</text:span> must match color with one of the player’s past or present time spaces <text:span text:style-name="T43">in order to be swapped.</text:span></text:p>
      <text:p text:style-name="P46">Construct<text:span text:style-name="T52">ion</text:span></text:p>
      <text:p text:style-name="P49">During setup 6 cards will be placed face-up on the game board. These cards<text:span text:style-name="T42"> each have 2 construction slots which can be </text:span>filled<text:span text:style-name="T42"> to provide the players additional action options for the remainder of the game.</text:span></text:p>
      <text:p text:style-name="P50"/>
      <text:p text:style-name="P50">Each time a player completes the goal for an individual space on the board they earn a construction token <text:span text:style-name="T53">and immediately place it on an available construction slot.</text:span></text:p>
      <text:p text:style-name="P50"/>
      <text:p text:style-name="P52">Example</text:p>
      <text:p text:style-name="P51"><text:span text:style-name="T53">I</text:span>n the example on page 2 the player to finish placing blue, <text:span text:style-name="T15">green</text:span> and red tokens on the yellow place space would then take <text:span text:style-name="T53">and place 1 construction token.</text:span></text:p>
      <text:p text:style-name="P15"/>
      <text:p text:style-name="P17">To activate an action a player’s place-meeple must be on the card’s matching place space and the card must be in the player’s past or present. <text:span text:style-name="T53">Then</text:span><text:span text:style-name="T42"> the player discards the required cards, </text:span><text:span text:style-name="T54">1 for primary or 2 for secondary,</text:span><text:span text:style-name="T42"> and then resolves the action.</text:span></text:p>
      <text:p text:style-name="P13"/>
      <text:p text:style-name="P20">Example</text:p>
      <text:p text:style-name="P16"><text:span text:style-name="T42">A</text:span> card on the green time space can b<text:span text:style-name="T53">e</text:span> activated by a player with their place-meeple on the green place space and time-meeple on either the green, yellow or orange time spaces.</text:p>
      <text:p text:style-name="P23">Setup</text:p>
      <text:p text:style-name="P30">Place the game board in the center of the table within easy reach of all players.</text:p>
      <text:p text:style-name="P38"><text:span text:style-name="T29"/></text:p>
      <text:p text:style-name="P38"><text:span text:style-name="T25">Mix the goal tokens and place them on the 6 goal spaces: 3 for places and 3 for times.</text:span></text:p>
      <text:p text:style-name="P38"><text:span text:style-name="T25"/></text:p>
      <text:p text:style-name="P38"><text:span text:style-name="T25">Mix the damage tokens and place them on the damage spaces setting the rest aside:</text:span></text:p>
      <text:p text:style-name="P38"><text:span text:style-name="T25">Normal<text:tab/></text:span><text:span text:style-name="T26">»</text:span><text:span text:style-name="T23"> </text:span>2 damage tokens</text:p>
      <text:p text:style-name="P38">Expert<text:tab/><text:span text:style-name="T26">»</text:span><text:span text:style-name="T23"> </text:span>3 damage tokens</text:p>
      <text:p text:style-name="P38"/>
      <text:p text:style-name="P40">Mix the time tokens and randomly place 3 on each place and time space blank-side up. <text:span text:style-name="T17">Flip every time token matching </text:span><text:span text:style-name="T55">any</text:span><text:span text:style-name="T17"> of the </text:span><text:span text:style-name="T44">damage token</text:span><text:span text:style-name="T17"> colors to be marked-side up.</text:span></text:p>
      <text:p text:style-name="P40"/>
      <text:p text:style-name="P38">Place the construction tokens in the empty space in the center of the board.</text:p>
      <text:p text:style-name="P29"/>
      <text:p text:style-name="P36">Each player chooses a color, taking the 2 matching meeples, and then places 1 of the meeples each on their matching colored place and time spaces.</text:p>
      <text:p text:style-name="P36"/>
      <text:p text:style-name="P37"><text:span text:style-name="T60">S</text:span>huffle 4 <text:span text:style-name="T60">of the player</text:span> decks and divide them among the players:</text:p>
      <text:p text:style-name="P37">4 players<text:tab/><text:span text:style-name="T26">»</text:span><text:span text:style-name="T23"> </text:span>Each player take<text:span text:style-name="T58">s</text:span> 1 deck</text:p>
      <text:p text:style-name="P37">3 players<text:tab/><text:span text:style-name="T26">»</text:span><text:span text:style-name="T23"> </text:span>Evenly divide 1 deck among the players then each player stacks 1 deck on top</text:p>
      <text:p text:style-name="P37">2 players<text:tab/><text:span text:style-name="T26">»</text:span><text:span text:style-name="T23"> </text:span>Each player stacks 2 decks together</text:p>
      <text:p text:style-name="P37">1 player<text:tab/><text:span text:style-name="T26">»</text:span><text:span text:style-name="T23"> </text:span>The player stacks all 4 decks together</text:p>
      <text:p text:style-name="P37"/>
      <text:p text:style-name="P41">Shuffle an unused player deck and deal 1 card face-up to each of the 6 construct<text:span text:style-name="T55">ion</text:span> spaces on the game board.</text:p>
      <text:p text:style-name="P4"/>
      <text:p text:style-name="P4">Return <text:span text:style-name="T30">all other </text:span>unused cards <text:span text:style-name="T30">and</text:span> meeples to the box.</text:p>
      <text:p text:style-name="P4"/>
      <text:p text:style-name="P6">Players place the<text:span text:style-name="T55">ir decks</text:span> face-down in front of them and draw a hand of 5 cards.</text:p>
      <text:p text:style-name="P6"/>
      <text:p text:style-name="P45"/>
      <text:p text:style-name="P47">End Game &amp; Extended <text:span text:style-name="T57">Play</text:span></text:p>
      <text:p text:style-name="P7">The players are free to take actions until either the goal has been completed <text:span text:style-name="T36">or the players have ran out of cards</text:span>. Players do not take turns; <text:span text:style-name="T36">t</text:span>hey each activate and resolve their actions as quickly or slowly as they wish <text:span text:style-name="T16">independently of one another</text:span>.</text:p>
      <text:p text:style-name="P7"/>
      <text:p text:style-name="P42">If the players run out of cards before completing the <text:span text:style-name="T56">goal</text:span> then the players lose the game forever lost as Presentville’s space-time ceases to exist.</text:p>
      <text:p text:style-name="P42"/>
      <text:p text:style-name="P43"><text:span text:style-name="T17">Successfully completing the </text:span><text:span text:style-name="T56">goal</text:span><text:span text:style-name="T17"> ends the game in victory for the players saving Presentville as </text:span><text:span text:style-name="T37">place and </text:span><text:span text:style-name="T17">time restore to their rightful ways.</text:span></text:p>
      <text:p text:style-name="P43"/>
      <text:p text:style-name="P53">Extended <text:span text:style-name="T57">Play</text:span></text:p>
      <text:p text:style-name="P44">For a longer game with additional challenge follow the below setup once the first goal has been completed:</text:p>
      <text:list xml:id="list782495477" text:style-name="L3">
        <text:list-item>
          <text:p text:style-name="P54"><text:span text:style-name="T49">Swap the 3 place goal tokens with the 3 time goal tokens</text:span></text:p>
        </text:list-item>
        <text:list-item>
          <text:p text:style-name="P55"><text:span text:style-name="T49">Return the damage tokens to the box and replace with those unused from the first round</text:span></text:p>
        </text:list-item>
        <text:list-item>
          <text:p text:style-name="P55"><text:span text:style-name="T49">Flip the time tokens matching color with the new damage tokens to be marked-side up</text:span></text:p>
        </text:list-item>
      </text:list>
      <text:p text:style-name="P44"/>
      <text:p text:style-name="P44">Players then resume taking actions attempting to complete a second round.</text:p>
      <text:p text:style-name="P44"/>
      <text:p text:style-name="P44">Once a player runs out of cards they may separate their discard pile back into its decks, shuffle separately and restack to form a new deck. This may only be done once per game per player.</text:p>
      <text:p text:style-name="P44"/>
      <text:p text:style-name="P35"><text:span text:style-name="T56">The time tokens stabilized in the first round may not be swapped during the secound round.</text:span></text:p>
      <text:p text:style-name="P35"/>
      <text:p text:style-name="P44">Players continue to earn construction tokens during the second round.</text:p>
      <text:p text:style-name="P44"/>
      <text:p text:style-name="P44">To win the players must repair ALL marked tokens as well as complete the second go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pitch="variable" style:font-charset="x-symbol"/>
    <style:font-face style:name="OpenSymbol1"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Open Sans" fo:font-family="'Open Sans'" style:font-family-generic="swiss" style:font-pitch="variable" fo:font-size="11pt" style:font-size-asian="9.60000038146973pt" style:font-name-complex="Symbol1" style:font-family-complex="Symbol" style:font-family-generic-complex="system" style:font-pitch-complex="variable" style:font-size-complex="11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color="#00000a" loext:opacity="100%" fo:font-size="12pt" fo:font-weight="bold" style:font-size-asian="11pt" style:font-weight-asian="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font-size-complex="10pt"/>
    </style:style>
    <style:style style:name="Bullet_20_Symbols" style:display-name="Bullet Symbols" style:family="text">
      <style:text-properties style:font-name="OpenSymbol" fo:font-family="OpenSymbol" style:font-pitch="variable"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M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MT1" style:family="text">
      <style:text-properties fo:font-size="8pt" style:font-size-asian="8pt"/>
    </style:style>
    <style:style style:name="MT2" style:family="text">
      <style:text-properties fo:font-size="8pt" officeooo:rsid="006bd790" style:font-size-asian="8pt"/>
    </style:style>
    <style:style style:name="MT3" style:family="text">
      <style:text-properties fo:color="#808080" loext:opacity="100%" style:font-name="DejaVu Sans1" fo:font-size="8pt" style:text-underline-style="none" officeooo:rsid="0020bc93" style:font-size-asian="8pt" style:font-size-complex="8pt"/>
    </style:style>
    <style:style style:name="MT4" style:family="text">
      <style:text-properties fo:color="#808080" loext:opacity="100%" style:font-name="DejaVu Sans1" fo:font-size="8pt" style:text-underline-style="none" officeooo:rsid="003029c4" style:font-size-asian="8pt" style:font-size-complex="8pt"/>
    </style:style>
    <style:style style:name="MT5" style:family="text">
      <style:text-properties fo:color="#808080" loext:opacity="100%" style:font-name="DejaVu Sans1" fo:font-size="8pt" style:text-underline-style="none" officeooo:rsid="00699413" style:font-size-asian="8pt" style:font-size-complex="8pt"/>
    </style:style>
    <style:style style:name="MT6" style:family="text">
      <style:text-properties fo:color="#808080" loext:opacity="100%" style:font-name="DejaVu Sans1" fo:font-size="8pt" style:text-underline-style="none" officeooo:rsid="006bd790" style:font-size-asian="8pt" style:font-size-complex="8pt"/>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draw:fill="none" draw:fill-color="#729fcf"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Just in Time<text:tab/>Page </text:span><text:span text:style-name="MT1"><text:page-number text:select-page="current">6</text:page-number></text:span><text:span text:style-name="MT1"><text:tab/>Rulebook v.1</text:span><text:span text:style-name="MT2">8</text:span></text:p>
        <text:p text:style-name="MP2"><text:span text:style-name="Internet_20_link"><text:span text:style-name="MT3">https://www.boardgamegeek.com/thread/1412815<text:tab/><text:tab/></text:span></text:span><text:span text:style-name="Internet_20_link"><text:span text:style-name="MT4">July </text:span></text:span><text:span text:style-name="Internet_20_link"><text:span text:style-name="MT5">1</text:span></text:span><text:span text:style-name="Internet_20_link"><text:span text:style-name="MT6">5</text:span></text:span><text:span text:style-name="Internet_20_link"><text:span text:style-name="MT4">, 2022</text:span></text:span></text:p>
      </style:footer>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regg</meta:initial-creator>
    <meta:editing-cycles>127</meta:editing-cycles>
    <meta:print-date>2017-02-03T18:20:00</meta:print-date>
    <meta:creation-date>2017-01-23T19:18:00</meta:creation-date>
    <dc:date>2022-07-15T21:50:00.517994894</dc:date>
    <dc:language>en-US</dc:language>
    <meta:editing-duration>PT22H20M14S</meta:editing-duration>
    <meta:generator>LibreOffice/7.2.7.2$Linux_X86_64 LibreOffice_project/20$Build-2</meta:generator>
    <meta:document-statistic meta:table-count="0" meta:image-count="0" meta:object-count="0" meta:page-count="6" meta:paragraph-count="79" meta:word-count="1420" meta:character-count="7962" meta:non-whitespace-character-count="6620"/>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